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2.0098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9098in"/>
    </style:style>
    <style:style style:name="co41" style:family="table-column">
      <style:table-column-properties fo:break-before="auto" style:column-width="1.572in"/>
    </style:style>
    <style:style style:name="co42" style:family="table-column">
      <style:table-column-properties fo:break-before="auto" style:column-width="2.9953in"/>
    </style:style>
    <style:style style:name="co43" style:family="table-column">
      <style:table-column-properties fo:break-before="auto" style:column-width="1.6327in"/>
    </style:style>
    <style:style style:name="co44" style:family="table-column">
      <style:table-column-properties fo:break-before="auto" style:column-width="2.7673in"/>
    </style:style>
    <style:style style:name="co45" style:family="table-column">
      <style:table-column-properties fo:break-before="auto" style:column-width="1.0118in"/>
    </style:style>
    <style:style style:name="co46" style:family="table-column">
      <style:table-column-properties fo:break-before="auto" style:column-width="1.2709in"/>
    </style:style>
    <style:style style:name="co47" style:family="table-column">
      <style:table-column-properties fo:break-before="auto" style:column-width="1.8402in"/>
    </style:style>
    <style:style style:name="co48" style:family="table-column">
      <style:table-column-properties fo:break-before="auto" style:column-width="1.8693in"/>
    </style:style>
    <style:style style:name="co49" style:family="table-column">
      <style:table-column-properties fo:break-before="auto" style:column-width="1.2728in"/>
    </style:style>
    <style:style style:name="co50" style:family="table-column">
      <style:table-column-properties fo:break-before="auto" style:column-width="1.8756in"/>
    </style:style>
    <style:style style:name="co51" style:family="table-column">
      <style:table-column-properties fo:break-before="auto" style:column-width="1.8291in"/>
    </style:style>
    <style:style style:name="co52" style:family="table-column">
      <style:table-column-properties fo:break-before="auto" style:column-width="2.8744in"/>
    </style:style>
    <style:style style:name="co53" style:family="table-column">
      <style:table-column-properties fo:break-before="auto" style:column-width="1.7689in"/>
    </style:style>
    <style:style style:name="co54" style:family="table-column">
      <style:table-column-properties fo:break-before="auto" style:column-width="3.1602in"/>
    </style:style>
    <style:style style:name="co55" style:family="table-column">
      <style:table-column-properties fo:break-before="auto" style:column-width="2.6335in"/>
    </style:style>
    <style:style style:name="co56" style:family="table-column">
      <style:table-column-properties fo:break-before="auto" style:column-width="1.5925in"/>
    </style:style>
    <style:style style:name="co57" style:family="table-column">
      <style:table-column-properties fo:break-before="auto" style:column-width="1.948in"/>
    </style:style>
    <style:style style:name="co58" style:family="table-column">
      <style:table-column-properties fo:break-before="auto" style:column-width="4.0319in"/>
    </style:style>
    <style:style style:name="co59" style:family="table-column">
      <style:table-column-properties fo:break-before="auto" style:column-width="3.8661in"/>
    </style:style>
    <style:style style:name="co60" style:family="table-column">
      <style:table-column-properties fo:break-before="auto" style:column-width="1.0228in"/>
    </style:style>
    <style:style style:name="co61" style:family="table-column">
      <style:table-column-properties fo:break-before="auto" style:column-width="3.8102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/>
    <style:style style:name="ce17" style:family="table-cell" style:parent-style-name="Default" style:data-style-name="N99"/>
    <style:style style:name="ce18" style:family="table-cell" style:parent-style-name="Default">
      <style:text-properties style:font-name="Arial" style:font-name-asian="Bitstream Vera Sans" style:font-name-complex="Bitstream Vera Sans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14in" table:end-y="0.1295in" draw:z-index="1" draw:style-name="gr1" svg:width="7.8445in" svg:height="2.7579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02in" svg:height="0.0004in" svg:x="0.685in" svg:y="0.1634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04in" svg:x="0.9197in" svg:y="0.1634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04in" svg:x="0.9197in" svg:y="0.1634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559in" svg:height="3.8449in" svg:x="1.1717in" svg:y="0.1634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429in" svg:height="3.8449in" svg:x="1.1717in" svg:y="0.1634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5" table:end-x="0.3126in" table:end-y="0.1689in" draw:z-index="2" draw:style-name="gr1" svg:width="8.0134in" svg:height="3.5764in" svg:x="0.3311in" svg:y="0.148in">
              <draw:object draw:notify-on-update-of-ranges="'PCA Conf (multiple rules, types)'.R3:'PCA Conf (multiple rules, types)'.R10 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37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K83" table:end-x="0.876in" table:end-y="0.0657in" draw:z-index="3" draw:style-name="gr1" svg:width="8.0134in" svg:height="3.5764in" svg:x="0.002in" svg:y="0.0449in">
              <draw:object draw:notify-on-update-of-ranges="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 'PCA conf (types) without func violations'.Q5:'PCA conf (types) without func violations'.Q12 'PCA conf (types) without func violations'.P4:'PCA conf (types) without func violations'.P4 'PCA conf (types) without func violations'.P5:'PCA conf (types) without func violations'.P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Confidence (types)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table table:name="PCA conf (types) without func violations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0" table:default-cell-style-name="ce17"/>
        <table:table-column table:style-name="co10" table:default-cell-style-name="Default"/>
        <table:table-column table:style-name="co47" table:default-cell-style-name="Default"/>
        <table:table-column table:style-name="co10" table:number-columns-repeated="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3">
          <table:table-cell office:value-type="string" calcext:value-type="string">
            <text:p>410803 predictions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1.0, 0.9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5581" calcext:value-type="float">
            <text:p>558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lan_Pasqu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ather_Langenkamp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Confidence (types) without func violation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Prince_Augustus_Ferdinand_of_P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[.A2]" office:value-type="string" office:string-value="[1.0, 0.9)" calcext:value-type="string">
            <text:p>[1.0, 0.9)</text:p>
          </table:table-cell>
          <table:table-cell table:formula="of:=[.A3]" office:value-type="float" office:value="5581" calcext:value-type="float">
            <text:p>5581</text:p>
          </table:table-cell>
          <table:table-cell table:formula="of:=COUNTIF([.F4:.F33];&quot;=TRUE&quot;)" office:value-type="float" office:value="29" calcext:value-type="float">
            <text:p>29</text:p>
          </table:table-cell>
          <table:table-cell table:formula="of:=COUNTIF([.F4:.F33];&quot;=FALSE&quot;)" office:value-type="float" office:value="1" calcext:value-type="float">
            <text:p>1</text:p>
          </table:table-cell>
          <table:table-cell table:formula="of:=COUNTIF([.F4:.F33]; &quot;=Unknown&quot;)" office:value-type="float" office:value="0" calcext:value-type="float">
            <text:p>0</text:p>
          </table:table-cell>
          <table:table-cell table:formula="of:=[.J5]/([.J5]+[.K5])" office:value-type="float" office:value="0.966666666666667" calcext:value-type="float">
            <text:p>0.9666666667</text:p>
          </table:table-cell>
          <table:table-cell table:formula="of:=[.J5]" office:value-type="float" office:value="29" calcext:value-type="float">
            <text:p>29</text:p>
          </table:table-cell>
          <table:table-cell table:formula="of:=[.K5]" office:value-type="float" office:value="1" calcext:value-type="float">
            <text:p>1</text:p>
          </table:table-cell>
          <table:table-cell table:formula="of:=[.N5]/([.N5]+[.O5])" office:value-type="float" office:value="0.966666666666667" calcext:value-type="float">
            <text:p>0.9666666667</text:p>
          </table:table-cell>
          <table:table-cell table:formula="of:=[.I5]" office:value-type="float" office:value="5581" calcext:value-type="float">
            <text:p>5581</text:p>
          </table:table-cell>
        </table:table-row>
        <table:table-row table:style-name="ro3">
          <table:table-cell office:value-type="string" calcext:value-type="string">
            <text:p>&lt;Sonja_Heni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34]" office:value-type="string" office:string-value="[0.9, 0.8)" calcext:value-type="string">
            <text:p>[0.9, 0.8)</text:p>
          </table:table-cell>
          <table:table-cell table:formula="of:=[.A35]" office:value-type="float" office:value="55950" calcext:value-type="float">
            <text:p>55950</text:p>
          </table:table-cell>
          <table:table-cell table:formula="of:=COUNTIF([.F36:.F65];&quot;=TRUE&quot;)" office:value-type="float" office:value="17" calcext:value-type="float">
            <text:p>17</text:p>
          </table:table-cell>
          <table:table-cell table:formula="of:=COUNTIF([.F36:.F65];&quot;=FALSE&quot;)" office:value-type="float" office:value="11" calcext:value-type="float">
            <text:p>11</text:p>
          </table:table-cell>
          <table:table-cell table:formula="of:=COUNTIF([.F36:.F65]; &quot;=Unknown&quot;)" office:value-type="float" office:value="2" calcext:value-type="float">
            <text:p>2</text:p>
          </table:table-cell>
          <table:table-cell table:formula="of:=[.J6]/([.J6]+[.K6])" office:value-type="float" office:value="0.607142857142857" calcext:value-type="float">
            <text:p>0.6071428571</text:p>
          </table:table-cell>
          <table:table-cell table:formula="of:=[.N5]+[.J6]" office:value-type="float" office:value="46" calcext:value-type="float">
            <text:p>46</text:p>
          </table:table-cell>
          <table:table-cell table:formula="of:=[.O5]+[.K6]" office:value-type="float" office:value="12" calcext:value-type="float">
            <text:p>12</text:p>
          </table:table-cell>
          <table:table-cell table:formula="of:=[.N6]/([.N6]+[.O6])" office:value-type="float" office:value="0.793103448275862" calcext:value-type="float">
            <text:p>0.7931034483</text:p>
          </table:table-cell>
          <table:table-cell table:formula="of:=[.Q5]+[.I6]" office:value-type="float" office:value="61531" calcext:value-type="float">
            <text:p>61531</text:p>
          </table:table-cell>
        </table:table-row>
        <table:table-row table:style-name="ro3">
          <table:table-cell office:value-type="string" calcext:value-type="string">
            <text:p>&lt;Günther_Quand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gda_Goebbel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66]" office:value-type="string" office:string-value="[0.8, 0.7)" calcext:value-type="string">
            <text:p>[0.8, 0.7)</text:p>
          </table:table-cell>
          <table:table-cell table:formula="of:=[.A67]" office:value-type="float" office:value="3064" calcext:value-type="float">
            <text:p>3064</text:p>
          </table:table-cell>
          <table:table-cell table:formula="of:=COUNTIF([.F68:.F129]; &quot;=TRUE&quot;)" office:value-type="float" office:value="27" calcext:value-type="float">
            <text:p>27</text:p>
          </table:table-cell>
          <table:table-cell table:style-name="ce18" table:formula="of:=COUNTIF([.F68:.F129]; &quot;=FALSE&quot;)" office:value-type="float" office:value="14" calcext:value-type="float">
            <text:p>14</text:p>
          </table:table-cell>
          <table:table-cell table:formula="of:=COUNTIF([.F68:.F129]; &quot;=Unknown&quot;)" office:value-type="float" office:value="19" calcext:value-type="float">
            <text:p>19</text:p>
          </table:table-cell>
          <table:table-cell table:formula="of:=[.J7]/([.J7]+[.K7])" office:value-type="float" office:value="0.658536585365854" calcext:value-type="float">
            <text:p>0.6585365854</text:p>
          </table:table-cell>
          <table:table-cell table:formula="of:=[.N6]+[.J7]" office:value-type="float" office:value="73" calcext:value-type="float">
            <text:p>73</text:p>
          </table:table-cell>
          <table:table-cell table:formula="of:=[.O6]+[.K7]" office:value-type="float" office:value="26" calcext:value-type="float">
            <text:p>26</text:p>
          </table:table-cell>
          <table:table-cell table:formula="of:=[.N7]/([.N7]+[.O7])" office:value-type="float" office:value="0.737373737373737" calcext:value-type="float">
            <text:p>0.7373737374</text:p>
          </table:table-cell>
          <table:table-cell table:formula="of:=[.Q6]+[.I7]" office:value-type="float" office:value="64595" calcext:value-type="float">
            <text:p>64595</text:p>
          </table:table-cell>
        </table:table-row>
        <table:table-row table:style-name="ro3">
          <table:table-cell office:value-type="string" calcext:value-type="string">
            <text:p>&lt;Anna_Brazhniko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98]" office:value-type="string" office:string-value="[0.7, 0.6)" calcext:value-type="string">
            <text:p>[0.7, 0.6)</text:p>
          </table:table-cell>
          <table:table-cell table:formula="of:=[.A99]" office:value-type="float" office:value="8411" calcext:value-type="float">
            <text:p>8411</text:p>
          </table:table-cell>
          <table:table-cell table:formula="of:=COUNTIF([.F100:.F129];&quot;=TRUE&quot;)" office:value-type="float" office:value="7" calcext:value-type="float">
            <text:p>7</text:p>
          </table:table-cell>
          <table:table-cell table:formula="of:=COUNTIF([.F100:.F129];&quot;=FALSE&quot;)" office:value-type="float" office:value="6" calcext:value-type="float">
            <text:p>6</text:p>
          </table:table-cell>
          <table:table-cell table:formula="of:=COUNTIF([.F100:.F129];&quot;=Unknown&quot;)" office:value-type="float" office:value="17" calcext:value-type="float">
            <text:p>17</text:p>
          </table:table-cell>
          <table:table-cell table:formula="of:=[.J8]/([.J8]+[.K8])" office:value-type="float" office:value="0.538461538461538" calcext:value-type="float">
            <text:p>0.5384615385</text:p>
          </table:table-cell>
          <table:table-cell table:formula="of:=[.N7]+[.J8]" office:value-type="float" office:value="80" calcext:value-type="float">
            <text:p>80</text:p>
          </table:table-cell>
          <table:table-cell table:formula="of:=[.O7]+[.K8]" office:value-type="float" office:value="32" calcext:value-type="float">
            <text:p>32</text:p>
          </table:table-cell>
          <table:table-cell table:formula="of:=[.N8]/([.N8]+[.O8])" office:value-type="float" office:value="0.714285714285714" calcext:value-type="float">
            <text:p>0.7142857143</text:p>
          </table:table-cell>
          <table:table-cell table:formula="of:=[.Q7]+[.I8]" office:value-type="float" office:value="73006" calcext:value-type="float">
            <text:p>73006</text:p>
          </table:table-cell>
        </table:table-row>
        <table:table-row table:style-name="ro3">
          <table:table-cell office:value-type="string" calcext:value-type="string">
            <text:p>&lt;Eileen_Davids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n_Lindstro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30]" office:value-type="string" office:string-value="[0.6, 0.5)" calcext:value-type="string">
            <text:p>[0.6, 0.5)</text:p>
          </table:table-cell>
          <table:table-cell table:formula="of:=[.A131]" office:value-type="float" office:value="16999" calcext:value-type="float">
            <text:p>16999</text:p>
          </table:table-cell>
          <table:table-cell table:formula="of:=COUNTIF([.F132:.F161]; &quot;=TRUE&quot;)" office:value-type="float" office:value="25" calcext:value-type="float">
            <text:p>25</text:p>
          </table:table-cell>
          <table:table-cell table:formula="of:=COUNTIF([.F132:.F161]; &quot;=FALSE&quot;)" office:value-type="float" office:value="4" calcext:value-type="float">
            <text:p>4</text:p>
          </table:table-cell>
          <table:table-cell table:formula="of:=COUNTIF([.F132:.F161]; &quot;=Unknown&quot;)" office:value-type="float" office:value="1" calcext:value-type="float">
            <text:p>1</text:p>
          </table:table-cell>
          <table:table-cell table:formula="of:=[.J9]/([.J9]+[.K9])" office:value-type="float" office:value="0.862068965517241" calcext:value-type="float">
            <text:p>0.8620689655</text:p>
          </table:table-cell>
          <table:table-cell table:formula="of:=[.N8]+[.J9]" office:value-type="float" office:value="105" calcext:value-type="float">
            <text:p>105</text:p>
          </table:table-cell>
          <table:table-cell table:formula="of:=[.O8]+[.K9]" office:value-type="float" office:value="36" calcext:value-type="float">
            <text:p>36</text:p>
          </table:table-cell>
          <table:table-cell table:formula="of:=[.N9]/([.N9]+[.O9])" office:value-type="float" office:value="0.74468085106383" calcext:value-type="float">
            <text:p>0.7446808511</text:p>
          </table:table-cell>
          <table:table-cell table:formula="of:=[.Q8]+[.I9]" office:value-type="float" office:value="90005" calcext:value-type="float">
            <text:p>90005</text:p>
          </table:table-cell>
        </table:table-row>
        <table:table-row table:style-name="ro3">
          <table:table-cell office:value-type="string" calcext:value-type="string">
            <text:p>&lt;Maureen_McTe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e_Cl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62]" office:value-type="string" office:string-value="[0.5, 0.4)" calcext:value-type="string">
            <text:p>[0.5, 0.4)</text:p>
          </table:table-cell>
          <table:table-cell table:formula="of:=[.A163]" office:value-type="float" office:value="31054" calcext:value-type="float">
            <text:p>31054</text:p>
          </table:table-cell>
          <table:table-cell table:formula="of:=COUNTIF([.F164:.F193]; &quot;=TRUE&quot;)" office:value-type="float" office:value="19" calcext:value-type="float">
            <text:p>19</text:p>
          </table:table-cell>
          <table:table-cell table:style-name="ce18" table:formula="of:=COUNTIF([.F164:.F193]; &quot;=FALSE&quot;)" office:value-type="float" office:value="4" calcext:value-type="float">
            <text:p>4</text:p>
          </table:table-cell>
          <table:table-cell table:formula="of:=COUNTIF([.F164:.F193]; &quot;=Unknown&quot;)" office:value-type="float" office:value="7" calcext:value-type="float">
            <text:p>7</text:p>
          </table:table-cell>
          <table:table-cell table:formula="of:=[.J10]/([.J10]+[.K10])" office:value-type="float" office:value="0.826086956521739" calcext:value-type="float">
            <text:p>0.8260869565</text:p>
          </table:table-cell>
          <table:table-cell table:formula="of:=[.N9]+[.J10]" office:value-type="float" office:value="124" calcext:value-type="float">
            <text:p>124</text:p>
          </table:table-cell>
          <table:table-cell table:formula="of:=[.O9]+[.K10]" office:value-type="float" office:value="40" calcext:value-type="float">
            <text:p>40</text:p>
          </table:table-cell>
          <table:table-cell table:formula="of:=[.N10]/([.N10]+[.O10])" office:value-type="float" office:value="0.75609756097561" calcext:value-type="float">
            <text:p>0.756097561</text:p>
          </table:table-cell>
          <table:table-cell table:formula="of:=[.Q9]+[.I10]" office:value-type="float" office:value="121059" calcext:value-type="float">
            <text:p>121059</text:p>
          </table:table-cell>
        </table:table-row>
        <table:table-row table:style-name="ro3">
          <table:table-cell office:value-type="string" calcext:value-type="string">
            <text:p>&lt;Percy_Bu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194]" office:value-type="string" office:string-value="[0.4, 0.3)" calcext:value-type="string">
            <text:p>[0.4, 0.3)</text:p>
          </table:table-cell>
          <table:table-cell table:formula="of:=[.A195]" office:value-type="float" office:value="13305" calcext:value-type="float">
            <text:p>13305</text:p>
          </table:table-cell>
          <table:table-cell table:formula="of:=COUNTIF([.F196:.F225];&quot;=TRUE&quot;)" office:value-type="float" office:value="7" calcext:value-type="float">
            <text:p>7</text:p>
          </table:table-cell>
          <table:table-cell table:formula="of:=COUNTIF([.F196:.F225];&quot;=FALSE&quot;)" office:value-type="float" office:value="8" calcext:value-type="float">
            <text:p>8</text:p>
          </table:table-cell>
          <table:table-cell table:formula="of:=COUNTIF([.F196:.F225];&quot;=Unknown&quot;)" office:value-type="float" office:value="15" calcext:value-type="float">
            <text:p>15</text:p>
          </table:table-cell>
          <table:table-cell table:formula="of:=[.J11]/([.J11]+[.K11])" office:value-type="float" office:value="0.466666666666667" calcext:value-type="float">
            <text:p>0.4666666667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O10]+[.K11]" office:value-type="float" office:value="48" calcext:value-type="float">
            <text:p>48</text:p>
          </table:table-cell>
          <table:table-cell table:formula="of:=[.N11]/([.N11]+[.O11])" office:value-type="float" office:value="0.731843575418994" calcext:value-type="float">
            <text:p>0.7318435754</text:p>
          </table:table-cell>
          <table:table-cell table:formula="of:=[.Q10]+[.I11]" office:value-type="float" office:value="134364" calcext:value-type="float">
            <text:p>134364</text:p>
          </table:table-cell>
        </table:table-row>
        <table:table-row table:style-name="ro3">
          <table:table-cell office:value-type="string" calcext:value-type="string">
            <text:p>&lt;Sam_Groo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uzanne_Roger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26]" office:value-type="string" office:string-value="[0.3, 0.2)" calcext:value-type="string">
            <text:p>[0.3, 0.2)</text:p>
          </table:table-cell>
          <table:table-cell table:formula="of:=[.A227]" office:value-type="float" office:value="159108" calcext:value-type="float">
            <text:p>159108</text:p>
          </table:table-cell>
          <table:table-cell table:formula="of:=COUNTIF([.F228:.F257]; &quot;=TRUE&quot;)" office:value-type="float" office:value="5" calcext:value-type="float">
            <text:p>5</text:p>
          </table:table-cell>
          <table:table-cell table:style-name="ce18" table:formula="of:=COUNTIF([.F228:.F257]; &quot;=FALSE&quot;)" office:value-type="float" office:value="3" calcext:value-type="float">
            <text:p>3</text:p>
          </table:table-cell>
          <table:table-cell table:formula="of:=COUNTIF([.F228:.F257]; &quot;=Unknown&quot;)" office:value-type="float" office:value="1" calcext:value-type="float">
            <text:p>1</text:p>
          </table:table-cell>
          <table:table-cell table:formula="of:=[.J12]/([.J12]+[.K12])" office:value-type="float" office:value="0.625" calcext:value-type="float">
            <text:p>0.625</text:p>
          </table:table-cell>
          <table:table-cell table:formula="of:=[.N11]+[.J12]" office:value-type="float" office:value="136" calcext:value-type="float">
            <text:p>136</text:p>
          </table:table-cell>
          <table:table-cell table:formula="of:=[.O11]+[.K12]" office:value-type="float" office:value="51" calcext:value-type="float">
            <text:p>51</text:p>
          </table:table-cell>
          <table:table-cell table:formula="of:=[.N12]/([.N12]+[.O12])" office:value-type="float" office:value="0.727272727272727" calcext:value-type="float">
            <text:p>0.7272727273</text:p>
          </table:table-cell>
          <table:table-cell table:formula="of:=[.Q11]+[.I12]" office:value-type="float" office:value="293472" calcext:value-type="float">
            <text:p>293472</text:p>
          </table:table-cell>
        </table:table-row>
        <table:table-row table:style-name="ro3">
          <table:table-cell office:value-type="string" calcext:value-type="string">
            <text:p>&lt;Edward_Payson_Terhun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y_Virginia_Terhune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[.A258]" office:value-type="string" office:string-value="[0.2, 0.1)" calcext:value-type="string">
            <text:p>[0.2, 0.1)</text:p>
          </table:table-cell>
          <table:table-cell table:formula="of:=[.A259]" office:value-type="float" office:value="117331" calcext:value-type="float">
            <text:p>117331</text:p>
          </table:table-cell>
          <table:table-cell table:formula="of:=COUNTIF([.F260:.F289]; &quot;=TRUE&quot;)" office:value-type="float" office:value="9" calcext:value-type="float">
            <text:p>9</text:p>
          </table:table-cell>
          <table:table-cell table:style-name="ce18" table:formula="of:=COUNTIF([.F260:.F289]; &quot;=FALSE&quot;)" office:value-type="float" office:value="17" calcext:value-type="float">
            <text:p>17</text:p>
          </table:table-cell>
          <table:table-cell table:formula="of:=COUNTIF([.F260:.F289]; &quot;=Unknown&quot;)" office:value-type="float" office:value="4" calcext:value-type="float">
            <text:p>4</text:p>
          </table:table-cell>
          <table:table-cell table:formula="of:=[.J13]/([.J13]+[.K13])" office:value-type="float" office:value="0.346153846153846" calcext:value-type="float">
            <text:p>0.3461538462</text:p>
          </table:table-cell>
          <table:table-cell table:formula="of:=[.N12]+[.J13]" office:value-type="float" office:value="145" calcext:value-type="float">
            <text:p>145</text:p>
          </table:table-cell>
          <table:table-cell table:formula="of:=[.O12]+[.K13]" office:value-type="float" office:value="68" calcext:value-type="float">
            <text:p>68</text:p>
          </table:table-cell>
          <table:table-cell table:formula="of:=[.N13]/([.N13]+[.O13])" office:value-type="float" office:value="0.68075117370892" calcext:value-type="float">
            <text:p>0.6807511737</text:p>
          </table:table-cell>
          <table:table-cell table:formula="of:=[.Q12]+[.I13]" office:value-type="float" office:value="410803" calcext:value-type="float">
            <text:p>410803</text:p>
          </table:table-cell>
        </table:table-row>
        <table:table-row table:style-name="ro3">
          <table:table-cell office:value-type="string" calcext:value-type="string">
            <text:p>&lt;Pamela_Cunde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ill_Fras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les_Dung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relda_Mimm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esse_Jam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tte_Brigh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uggs_(singer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érard_Ou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èle_Morg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de_Warenne,_7th_Earl_of_Surr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ce_de_Lusignan,_Countess_of_Surrey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brahim_Abu-Lugho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net_Abu-Lughod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laude_de_Bernal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nzil_Haider_Usm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924399815327793" calcext:value-type="float">
            <text:p>0.9243998153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Ælfgifu_of_Shaftesbu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mund_I_of_England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hammed_bin_Rashid_Al_Makto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Haya_bint_Al_Husse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illebil_Ib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auna_San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renzo_Lama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ffrey_Beev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roline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endy_Neus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atrick_Stewa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tt_Romn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n_Romn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ther_Freu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avid_Morriss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a_Betto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Ugo_Tognazz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r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Oth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Mills_(lawyer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essa_Jowell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55950" calcext:value-type="float">
            <text:p>55950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ortmoo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unt_Overil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eo_van_Lynden_van_Sandenbu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íc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loemfontei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uth_African_English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rooq_Nae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den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rland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ayakunna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unt_Mantalingaj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lec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zár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djw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ecké_}ehr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laverikad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ru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soké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a_of_Denmar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Beatty,_1st_Earl_Beat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udnice_(Vyakov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br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aaki_Kanagaw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te_Duchê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ae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ül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asqu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ř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rinariv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gor_Dya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egn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st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_Traver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3064" calcext:value-type="float">
            <text:p>3064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rturo_Enri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hilippines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Mills_(TV_wri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nny_Fan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bhash_Chandr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Cubb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gypt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rry_Anderson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deus_Reichste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tin_Wiege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queline_Sil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drianne_All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cky_Brewer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ale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Afflec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les_Gauc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Vietna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dor_Arghe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._W._Both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a_Kostro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w_Orlicz-Dresz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kka_Keskisal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uglas_Devanand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ri_Lank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obus_Kaptey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id_Qaiyum_Suler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lfgang_Heyd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an-Carlo_Rot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n_Trbk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-Marie_Hull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n_Dumeniuc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ldova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ee_(journali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var_Gullstra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fael_Barre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io_Morales_(football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hil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8411" calcext:value-type="float">
            <text:p>841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Camilla,_Duchess_of_Cornwall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Prince_Harry_of_Wales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Martin_(Maine_politician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rono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hao_Hongb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henzh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awson_Tai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._Pete_Cunningha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harlotte,_North_Caroli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er_DeMill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noch,_Utah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a_Rasm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bbhantripaja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b_Bry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sley_Chapel,_Flori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inda_Upmey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Garner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ger_Wend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ioux_City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Cusiman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tairie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la~_Ro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tuj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Boyd_Carpen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athaniel_Mitchel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urel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nald_Gold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s_Angele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ny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631842394185085" calcext:value-type="float">
            <text:p>0.631842394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ffrey_R._Immel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naan,_Connecticut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ne_Shah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bury,_New_Hampshi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miel_Cornelis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nsched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Myric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harlotte,_North_Caroli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Smi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e_Beeb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earcy,_Arkans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Dudley_W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ida_Vale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ðrún_Katrín_Þorbergsdótt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ssastaðir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cilia_Underwood,_1st_Duchess_of_Invernes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ugustus_d'Este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imuthu_Bandara_Abayako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Kand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Crittend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naan,_Connecticut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Jones_(bishop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verpoo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ke_Wil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zeman,_Mont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Ru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ll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6999" calcext:value-type="float">
            <text:p>16999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Guy_Lyon_Playfa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Patrick_Farr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na_Oliv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lias_Aslak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roslav_Krlež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gostino_Bass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tal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Ælfgifu_of_Northampton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thacnut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Filgueiras_Lima_(Lelé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obus_Henricus_van_'t_Hof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thern_Ire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ynne_Brow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r_Ek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stor_Corone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agua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my_Allen_(speedway_ride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Mko_Ied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takhebasken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tlaners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nuel_de_Freita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iona_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amal_Rajapaks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ri_Lank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allow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hammed_Zafar_Iqba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danam_Krishnankutt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nd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irofumi_Su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an_Hudgh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diozzaman_Forouzanf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Z._Morrow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hmad_Bash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Selb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f_Václav_Myslbe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Yugoslav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rnard_D._H._Telleg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g_Armstro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31054" calcext:value-type="float">
            <text:p>31054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Reg_Saund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ydn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_Jam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verside_County,_Califor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cholas_I_of_Montenegr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ntib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ns_Wagner_(genera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den-Württemberg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awntinice_Pol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ucson,_Arizo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Woodruff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nest_Woodruff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vril_Buciușc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ransnistr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l_Heinz_Lich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ielefeld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urnett_Guff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D._Murra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rham,_North_Caroli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uce_Les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Schwa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uno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ark,_New_Jers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tti_Miettun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land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Taf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ter_Voltelyn_Graham_van_der_By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pe_Tow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Austria,_Margravine_of_Brandenbur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les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At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dison,_Wisconsi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lle_Tanner_Dillon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Gor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vanston,_Illinoi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Sut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esbury,_Massachusett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iet_G._Wal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Le_Queux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nokk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atoliy_Nasedk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harkiv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eniamino_Andreatt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olog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iranuma_Kiichir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iranuma_KiichirM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h_Kästner_(World_War_I_veter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ologn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yril_Shap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linesc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Mollenkop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chester,_Minnesot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3305" calcext:value-type="float">
            <text:p>13305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ilat_Maz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erusalem&gt;</text:p>
          </table:table-cell>
          <table:table-cell office:value-type="float" office:value="0.323824419167473" calcext:value-type="float">
            <text:p>0.3238244192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gh_Mil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inburgh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iego_Velázq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ger_Penros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London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u_Solt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charest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iago_Herrer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o_Jang-ka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Kore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lton_Subotsk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I,_Monster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c_Jeffrey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Stephenson_(row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nda_Jagannadha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Sau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enn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endan_Be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Ireland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an_José_Díaz_Infante_Núñ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Anaclet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Saut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Jena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in_Chap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b_Kris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brask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v_Gudko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scow&gt;</text:p>
          </table:table-cell>
          <table:table-cell office:value-type="float" office:value="0.372190315315315" calcext:value-type="float">
            <text:p>0.372190315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lara_Immerwah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_Burdett_(1743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Glenn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_O'Brien_(British_politician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Tiber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umiko_Ench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drigue_Bea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lie_Myer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Lieberknech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izole_Mnqase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retori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59108" calcext:value-type="float">
            <text:p>159108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ohn_Henry_Car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alia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y_Anders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omething_Happened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Barrett_(cricket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inchester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Specto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Carnegie_Mellon_University&gt;</text:p>
          </table:table-cell>
          <table:table-cell office:value-type="float" office:value="0.217821782178218" calcext:value-type="float">
            <text:p>0.217821782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is_M._Plaisted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angor,_Maine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it_Bas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Kolkat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yn_Poli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orcester_County,_Massachusetts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em_Holleed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lle_Järnkr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ävle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arek_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Frederick_Lowri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kefield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lberto_Bonucc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obass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ndrei_Hodoroge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rnest_Ang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astonia,_North_Carolin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ichael_Mo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verly,_Massachusett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Yoshitsugu_Sait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Ihsan_Abdel_Quddou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l-Tareeq_al-Masdood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Tim_Guin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ason_Estra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rovidence,_Rhode_Island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Haris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eongnam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artin_Steglic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rocBaw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irM_Minam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oky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aint-Zacharie,_Quebec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Saint-Georges,_Quebec&gt;</text:p>
          </table:table-cell>
          <table:table-cell office:value-type="float" office:value="0.258064516129032" calcext:value-type="float">
            <text:p>0.2580645161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ichael_W._Mos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ugene,_Orego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rasmus_Augustus_Worthing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Edoardo_Baller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aula_Barach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cif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Carl_Gerard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penhage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Morrissey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roy,_New_York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Muriel_Georg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2, 0.1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float" office:value="117331" calcext:value-type="float">
            <text:p>117331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Amy_Robin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rom_Hell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lan_Gurov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mski_`anevi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n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Parasite_(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berley_Conra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abam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lph_Murphy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Man_in_Half_Moon_Stree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inrich_Hein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Bonn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jmegen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Nijmegen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Nig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sert_Nights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Vigilan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erb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._Gallen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St._Gallen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Zinneman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earch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bert_Dozi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Young_Stranger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an_Winst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Deaths_of_Ian_Stone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kell_Wexl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edium_Cool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Kuhn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Jean_Piaget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_Chambers_(basketbal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eri_DiNov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kdale,_Toronto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los_F._Borcosque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La_Verdadera_victoria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ngmar_Bergm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reams_(1955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_Ford_(a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Winking_Idol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athaniel_Par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ngor,_Maine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Bangor,_Maine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_Gor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isa_Joy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cramento,_California&gt;</text:p>
          </table:table-cell>
          <table:table-cell office:value-type="float" office:value="0.1896875" calcext:value-type="float">
            <text:p>0.189687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yula_German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dapest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dney_Lumet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Appointmen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elbert_Man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Jane_Eyre_(1970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illy_Ve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verside_County,_Califor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Oatley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John_Cockcroft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4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4"/>
          <table:table-cell table:style-name="Default"/>
          <table:table-cell table:number-columns-repeated="11"/>
        </table:table-row>
      </table:table>
      <table:table table:name="PCA conf (types) without cardinality violations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38017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66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ulcher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ci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kba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iam-uz-Zamani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tephen_Uroa_I_of_Serb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len_of_Anjou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endy_Mes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eter_Mansbridg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dmund_Purdo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Christi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sephine_Anenih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thony_Aneni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nn_Willing_Bingha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Bingha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Olaf_II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Ingerid_of_Denm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ick_Merri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oby_Win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helley_Marte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oward_Hampt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aula_Tsu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bert_Chen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dela_of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nute_IV_of_Denm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Palff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ica_Duranc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Hendrik_Pieter_Nicolaas_Mu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_Hicks_(sportscaster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annah_Stor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usan_Bernar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son_Miller_(playwright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oman_Kintan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hilippine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ona_Bondar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ster_Kea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Natalie_Talmadg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rtin_Thomas,_Baron_Thomas_of_Gresfor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an_Walmsley,_Baroness_Walmsl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lan_Jay_Lern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andra_Payn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adislaus_IV_of_Hunga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lizabeth_of_Sicily,_Queen_of_Hungar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rotima_Bed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abir_Bed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ebecca_Sai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ger_Alla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Yoshitomo_Tan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yoko_Tan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Higgins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hmed_Kathrad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arbara_Hog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yce_Lussu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io_Lussu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sé_María_Iglesia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ana_Calderón_Tapia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535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Frank_Fah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branice_(Svitavy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idweil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bach,_Switzerland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tal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ándor_Noszá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Hungary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vo~any_(Doma~l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m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uapy_(Uherské_Hradiat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ng_Island_(Papua_New_Guinea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ri_Motu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va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braslavec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ntín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m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arko_Kujundzi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Macedon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sala,_Kirkkonumm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inn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lant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nnayur_Wes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odsliv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edr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e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_Sad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ount_Lefro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bora_(Louny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ackovice_nad_Labe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ul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aloH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piti_Pas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vcehl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y~lovk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sberry,_Missour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15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uben_Zakhari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ers_Han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Arthur_Phillip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kola_Tesl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-Hungar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Le_Flemi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drigo_Mon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hil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on_Beb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ale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gurd_II_of_Norw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sco_Ald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J._K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s_Dammer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ook_Taylo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97209189549615" calcext:value-type="float">
            <text:p>0.797209189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Yousef_VI_Emmanuel_II_Thoma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q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fanasie_Chiriac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no_Noharathalinga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ri_Lank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otte_Sus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erre_Derb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mre_Csáky_(cardinal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-Pierre_Blackbur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Quebec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urtaza_Bhu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ktor_Schütz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g_Turn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Zea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sil_Hu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ktor_Eberhard_Gräbn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metrios_Christodoulou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il_Tur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e_Tussau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97209189549615" calcext:value-type="float">
            <text:p>0.797209189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hail_Tugan-Baranovsk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phen_Cap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50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ndrew_Bron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arrogat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e_Hipp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Yakima,_Washingt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nzo_de'_Vidovic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riest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x_Sh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ustin,_Tex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guste_Molin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nny_Bo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_Gib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rgil_Or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uston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ol_McFarla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hite_Bear_Lake,_Minnesot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rge_Baltaza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xico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een_Drak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oront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ncoln_Chaf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wick,_Rhode_Islan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naert_Jansz_de_Grae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ospero_Nogral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avao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celyn_Burdic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nja_Rib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jublj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ward_J._Whitmore,_Jr.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ton,_Massachusett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zo_Toxope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_Bar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ison,_Wisconsi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ladimír_Bystro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rague&gt;</text:p>
          </table:table-cell>
          <table:table-cell office:value-type="float" office:value="0.631842394185085" calcext:value-type="float">
            <text:p>0.631842394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e_Bolkc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owa_City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eed_Ahmad_Nagr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=ubomíra_Kurhajcová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atislav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Buesgen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ordan,_Minnesot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mran_Anwa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ho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om_Thornhil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lidell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san_Alm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ebanon,_New_Hampshi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mma_Andijewsk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lyn_Quay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adise_Valley,_Arizona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olker_Neumüll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70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Leonid_Tkachenko_(artis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ss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ymond_of_Toulouse_(sain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eanor_Upda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Pri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rub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satoshi_Hamad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lbert_Whi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os_Galvão_de_Mel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ela_Bianch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tal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vid_Pos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sitej_Obradov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lgrade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chen_Dre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Kehlman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gustine_of_Hipp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_Empi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ce_Merleau-Pon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ck_Bru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os_Sl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xico_City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el_Coon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achim_Neand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nnie_Bro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t_Schneider_(motorcyclis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ustr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ugald_Ste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hony_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xford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is_Dider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zechoslovak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._D._L._Pere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ri_Lank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lian_Braz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Patashin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ss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len_Zimmer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Rowland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ehriban_Aliye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aku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_Wilhelm_of_Baden_(18291897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den-Württemberg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153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olin_Vaugh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olin_Vaugha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zar_of_Serb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ilica_of_Serbi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gnes_Douglas,_Countess_of_Argy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gnes_Douglas,_Countess_of_Argyll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s_Kl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ri_Hack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lt_Lake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lli_Palm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trick_Bis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boken,_New_Jers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-Marie_Vill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atican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nry_Key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nry_Key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lla_Mora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Lyon_(poet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lt_Lake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ne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useppe_Ber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ward_Quin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dolf_Eichman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426821176901254" calcext:value-type="float">
            <text:p>0.42682117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dro_Álvarez_Castelló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rizon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aiah_Berlin_(rabbi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les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sa_Dingl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sa_Dingl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Dundas_Young_Arbuthno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gurd_Sy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igurd_Syr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ward_Stafford,_3rd_Duke_of_Buckingha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Stafford,_3rd_Duke_of_Buckingham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guel,_Duke_of_Braganz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ebenstei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H._Steuart_(militia_genera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ltimor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lanche_Bru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bert_B._Brow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rija_Prasad_Koira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rija_Prasad_Koiral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Prévos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George_Hogart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East_England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A._Halle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afayette,_India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24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ornelis_Pietersz_Beg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uvvuri_Subbara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foa_Moega_Lut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go_Pago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Morri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lian_Schwin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avriel_Salom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adim_Delaun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lairvius_Narciss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-au-Princ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ottlieb_Haberland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enn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van_III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Moskowie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Massey_(a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B_KamiD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rsaw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yles_Brown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Princeton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Lowr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s_Simmon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jeev_Kumar_Varshn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onardo_Cortes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lph_Payne,_1st_Baron_Lavingt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uhei_Aoyam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okyo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dney_Coleman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Michigan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pars_Brz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Bradlaug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ne_Lennard,_Countess_of_Sussex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pars_Stupel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érard_de_Nerva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ela_Bianch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ttia_Pas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rnaba_Oria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chin_Gupt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awzia_Fahim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Ain_Shams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803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eremy_Edwar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el_Cro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dlay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Pitfiel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erican_Empir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hilippe_Karsen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251700680272109" calcext:value-type="float">
            <text:p>0.25170068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wyn_Pross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anse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mitrios_Ioannidi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then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les_Reynold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önchengladbach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nning_Schönfe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zczecin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mon_Monjac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A._Richard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elines_Ferná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rst_Mexican_Empire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ard_Turnbu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rdiff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Jefferies_(screenwrite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Man_of_the_House_(1995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Cabrer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iami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dhi_M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ward_Windsor,_Lord_Downpatric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uis_Mustill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ffalo,_New_York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Wittenbor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rta,_Illinoi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yne_Larye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an_Antonio_Barde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ath_of_a_Cyclist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int-Gilles,_Quebec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La_Tuque,_Quebec&gt;</text:p>
          </table:table-cell>
          <table:table-cell office:value-type="float" office:value="0.258064516129032" calcext:value-type="float">
            <text:p>0.258064516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old_Switz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,_Illinois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ré_Boisclai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ix_Skipp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dmonton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esley_Bol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tler,_Missouri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gh_Bonne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thur_Creech_Jones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gei_Guse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izhny_Tagil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ctor_Vica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9097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obert_J._Horn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hantom_Cowboy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ing_Vido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Lost_Lie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mo_Saarin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land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olas-Joseph_Cugn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uck_Jone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Lickety-Spla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ylan_Minnet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ndian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niel_Kehlman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y_Stry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nsas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Winters_(choreographe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Raquel!_(TV_program)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nór_Atla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ykjavík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mothy_Harris_(write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heaper_to_Keep_Her_(film)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naldo_Jabo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_Nah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Omega_Doom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_Schmidt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Alphabet_Killer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n_Cheveldayo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skatoon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phen_Massicotte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Ginger_Snaps_Back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eve_Klove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Fabulous_Baker_Boys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loyd_Bac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Honor_of_the_Family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C._Sjogr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Kag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Jersey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mi_Seth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Delhi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ger_O._Hir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_Christmas_Carol_(1984_film)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nevieve_Pou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Eudora_Welty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nah_Water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lly_Reg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lifax_Regional_Municipality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oline_Flint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East_Anglia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é_Antonio_Estudill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ris_Josep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ttawa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vin_Rakoff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ity_on_Fire_(1979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nis_Taylo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lfast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table table:name="No cardinality violations (nxn relations)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4603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404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Kiliya,_Ukrain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uí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Newlands_Fores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aviné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Tilden_Regional_Par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anta_Clara_River_(California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uangdoh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eite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Zbrasla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learmont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aingap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rav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rní_Strop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ple_Park,_Illinoi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kol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elké_}ernose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ginayagipura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tlanov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d~ad~i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llavad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mní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án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chin_Stat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ur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altonville,_Illinoi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oeblang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lack_Diamond,_Albert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'Fallon,_Illinoi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aktown,_New_Brunswic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ot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vojaice_(PYíbram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35391159490571" calcext:value-type="float">
            <text:p>0.735391159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_Confederat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ern_Europ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riss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_Americ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apiamento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nad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ypt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nland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630179379930808" calcext:value-type="float">
            <text:p>0.630179379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dup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onkan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nakulam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arago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onkan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_Confederat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ithil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ern_Europ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r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rjeeling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rnik_Provin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ulgarian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iruvananthapuram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30179379930808" calcext:value-type="float">
            <text:p>0.63017937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tiu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lgiris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adaga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nn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ahid_Bhagat_Singh_Naga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shiarp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roh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rwar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ppuzh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w_Zea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public_of_Ire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kistan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rae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erb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hile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hailand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minican_Republic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ominican_Republic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q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roat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5578231716564" calcext:value-type="float">
            <text:p>0.557823171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aru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arus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ulgar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hailand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omania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48564501164155" calcext:value-type="float">
            <text:p>0.44856450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nkie_Count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Winkie_Country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n_Empi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n_Empire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pua_New_Guine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pua_New_Guinea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ypt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kistan&gt;</text:p>
          </table:table-cell>
          <table:table-cell office:value-type="float" office:value="0.448564501164155" calcext:value-type="float">
            <text:p>0.44856450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cot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cot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hr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one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hr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ulgaria&gt;</text:p>
          </table:table-cell>
          <table:table-cell office:value-type="float" office:value="0.448564501164155" calcext:value-type="float">
            <text:p>0.44856450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27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zbe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zbekistan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rae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357462907384706" calcext:value-type="float">
            <text:p>0.3574629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dura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duras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ston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igeri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uwait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osta_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osta_Ric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nch_Poly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ench_Polynesi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397120017520806" calcext:value-type="float">
            <text:p>0.39712001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tenegro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yr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ragua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Zimbabw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Zimbabw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ap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zech_Republic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n_Empi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3081150255947" calcext:value-type="float">
            <text:p>0.30811502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rtugal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8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enegal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en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ulgar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erb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ape_Verd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orocco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arus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rtugal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iz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ji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St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meroo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pa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rmen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ench_Polynes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hr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ahrai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atema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icaragu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rinam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uerto_Rico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ogo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azakhsta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atema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Zam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eny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braltar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nega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6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163636363636364" calcext:value-type="float">
            <text:p>0.163636363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uisian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ouisiana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n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uyan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and_Duchy_of_Hess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_Empire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Afrikaans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anguages_of_Russia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igrinya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pan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llikin_Count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nd_of_Oz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eru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lbania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azak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wahili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alic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le_of_M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le_of_Man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ori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uth_African_English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Arabic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uriname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etzlar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New_Zealand_English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utch_East_Indies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tho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hilippines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nch_Poly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iger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nd_of_Oz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nd_of_Oz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ernse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uernsey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table table:name="nxn relations" table:style-name="ta1">
        <table:table-column table:style-name="co5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4743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404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Porrentru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elenice_(Nymburk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tink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ek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enfluh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illanca_Group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pan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chn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eaná_(Rakovník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ppang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ltav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ds,_Albert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askl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cc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let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udukudi_North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s_(Havlíkov_Brod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dá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host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vená_Lhota_(TYebí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á~any_(Blansko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lková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Yet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kotYa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aí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a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odov_(Karlovy_Vary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o~uaany-Tá~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ílý_Káme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rní_Bukovin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35391159490571" calcext:value-type="float">
            <text:p>0.735391159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Siroh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rwar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rd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ordan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ngr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arago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Konkan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itzer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sarago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ulu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rohi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p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wa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dilabad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elugu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_Confederat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apa_Nu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nad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adodar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ujarat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w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indi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nt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elugu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appuzh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layalam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w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_Americ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apiamento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5444639794852" calcext:value-type="float">
            <text:p>0.60544463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harsa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thern_Europ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rish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kraine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shiarpu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676015517229919" calcext:value-type="float">
            <text:p>0.67601551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ahid_Bhagat_Singh_Nagar_district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unjabi_language&gt;</text:p>
          </table:table-cell>
          <table:table-cell office:value-type="float" office:value="0.692307692307692" calcext:value-type="float">
            <text:p>0.69230769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7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sto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stonia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w_Zea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na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apan&gt;</text:p>
          </table:table-cell>
          <table:table-cell office:value-type="float" office:value="0.531736495580703" calcext:value-type="float">
            <text:p>0.53173649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rae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5578231716564" calcext:value-type="float">
            <text:p>0.557823171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pain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40260910737152" calcext:value-type="float">
            <text:p>0.54026091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ng_Kong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aru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arus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minican_Republic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ominican_Republic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o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ngola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p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542727263785937" calcext:value-type="float">
            <text:p>0.542727263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atv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atvia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iti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aiti&gt;</text:p>
          </table:table-cell>
          <table:table-cell office:value-type="float" office:value="0.52824902584167" calcext:value-type="float">
            <text:p>0.528249025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roat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roatia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54719524079333" calcext:value-type="float">
            <text:p>0.54719524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ungary&gt;</text:p>
          </table:table-cell>
          <table:table-cell office:value-type="float" office:value="0.549624393381082" calcext:value-type="float">
            <text:p>0.549624393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56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Ken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audi_Arab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y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461507426868686" calcext:value-type="float">
            <text:p>0.46150742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one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Kingdo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gypt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gol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Jordan&gt;</text:p>
          </table:table-cell>
          <table:table-cell office:value-type="float" office:value="0.42443693240506" calcext:value-type="float">
            <text:p>0.424436932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m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eland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one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han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wa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nland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urkmen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elgium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ran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nga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azakhstan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Kingdo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458603005296373" calcext:value-type="float">
            <text:p>0.458603005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ng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421332566861022" calcext:value-type="float">
            <text:p>0.42133256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ingapore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rtuga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razil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y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440119722976928" calcext:value-type="float">
            <text:p>0.4401197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1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srael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therlands&gt;</text:p>
          </table:table-cell>
          <table:table-cell office:value-type="float" office:value="0.345549078304711" calcext:value-type="float">
            <text:p>0.345549078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zech_Republic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itzer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Zimbabw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ngar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n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udi_Arab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kist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azakhst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uss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Turkmenist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hile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giu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tenegro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Oma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osta_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osta_Ric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tenegro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p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w_Zea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zbek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zbekistan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Canada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lovakia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araguay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ngladesh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angladesh&gt;</text:p>
          </table:table-cell>
          <table:table-cell office:value-type="float" office:value="0.340674947044098" calcext:value-type="float">
            <text:p>0.34067494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ebanon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enmark&gt;</text:p>
          </table:table-cell>
          <table:table-cell office:value-type="float" office:value="0.360909913206792" calcext:value-type="float">
            <text:p>0.36090991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9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Ukrain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oman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ma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Libya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Arab_Emirate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Djibouti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Bahrai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reece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inea-Bissau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b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ny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Oma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zakh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Poland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lgium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uth_Afric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rm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m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Keny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gypt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Arab_Emirates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pa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lovak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orway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ni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ench_Polynesia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tius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Hong_Kong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rmen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ru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w_Zealand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iji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lays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ge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one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ndia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ibraltar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Uzbekistan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rinam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284494086727989" calcext:value-type="float">
            <text:p>0.284494086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gand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ermany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loven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Italy&gt;</text:p>
          </table:table-cell>
          <table:table-cell office:value-type="float" office:value="0.217504332755632" calcext:value-type="float">
            <text:p>0.217504332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17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Nepal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etherland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uss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fghanistan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us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urkme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ailand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inhala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tal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lgar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Romani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ustria-Hungary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itzerland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uritius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ia_(country)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djara&gt;</text:p>
          </table:table-cell>
          <table:table-cell office:value-type="float" office:value="0.178861788617886" calcext:value-type="float">
            <text:p>0.178861788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zil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acau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Qatar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eec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England&gt;</text:p>
          </table:table-cell>
          <table:table-cell office:value-type="float" office:value="0.178861788617886" calcext:value-type="float">
            <text:p>0.178861788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ustr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Hungar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mar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Norweg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outh_Afric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Monaco&gt;</text:p>
          </table:table-cell>
          <table:table-cell office:value-type="float" office:value="0.157407407407407" calcext:value-type="float">
            <text:p>0.157407407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lays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Nepali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ngap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ndia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Ghan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reenlandic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lovak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ngar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an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mocratic_Republic_of_Afghanista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oviet_Union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ile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Angola&gt;</text:p>
          </table:table-cell>
          <table:table-cell office:value-type="float" office:value="0.183266932270916" calcext:value-type="float">
            <text:p>0.18326693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United_Kingdo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rish_language&gt;</text:p>
          </table:table-cell>
          <table:table-cell office:value-type="float" office:value="0.10183299389002" calcext:value-type="float">
            <text:p>0.10183299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table table:name="Violating cardinality constraints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Violating predictions 679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olating predictions that are true 48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792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1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Sandy_Pflueg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k_Phillip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Katherine_Swynfor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of_Gaunt,_1st_Duke_of_Lancaster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dward_Forb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547712646373" calcext:value-type="float">
            <text:p>0.975477126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homas_Stanley,_1st_Earl_of_Derb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dy_Margaret_Beaufo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rincess_Maria_Annunciata_of_Bourbon-Two_Sicili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chduke_Karl_Ludwig_of_Austria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ordon_Plotk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laudia_Octav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Ner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laudine_Françoise_Migno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II_Casimir_Vasa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mpress_Wang_(Gaozong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Gaozong_of_Tan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Kyawswa_of_Pag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_Saw_U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sabella,_Duchess_of_Lorrain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ené_of_Anjou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nhild_of_Wend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weyn_Forkbeard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mpress_Chen_Jia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Wu_of_H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rt_Babbit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e_Champi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láthnaid_Ní_Chofaig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ouis_XII_of_Franc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ne_of_Brittany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irolamo_Riari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terina_Sforza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lanche_Lo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9943895271173" calcext:value-type="float">
            <text:p>0.969943895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hn_S._Detli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Lak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are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hutmose_IV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Hugh_Fraser_(politician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tonia_Fras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weyn_II_of_Denm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niel_Parke_Custi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tha_Washingt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._H._Aud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ika_Man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ik_Van_Nutt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ita_Ekberg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y_Banist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une_Lockha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ene_Lockha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Harrison_Twee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lanche_Oelrich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oris_Paw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ex_Ingram_(director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mi_Gardner_Gat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H._Gates,_Sr.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647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harlie_Conne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one_Drøscher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laysia&gt;</text:p>
          </table:table-cell>
          <table:table-cell office:value-type="float" office:value="0.846491228070175" calcext:value-type="float">
            <text:p>0.846491228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Pilar_Arland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Frederik_de_Moucher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ames_Bo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iona_Mactaggar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Douglas_Campbell_(a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rkady_Raik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harles_Fernley_Fawce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Mamata_Banerje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854228595606985" calcext:value-type="float">
            <text:p>0.854228595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lifford_Ann_Cre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Kenneth_Cal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ugene_John_Heber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rtur_Ad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uc_Leestemak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onald_Neam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elix_Milgro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Ndudi_Eb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delino_Fontour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Marc_Feld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heorghe_Asach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Hugh_Lesli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Robert_Torre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ntoinette_Feuerwerk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braham_Lub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ay_Bloss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a_Griffit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Michailas_Anisimova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ames_Wa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846491228070175" calcext:value-type="float">
            <text:p>0.846491228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ndré_Castel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4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im_Nore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mata_Banerje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Delhi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._B._S._Halda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rd_Lou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uguste_de_Montferran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seph_Stef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ter_Boyle_(epidemio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Robert_Simpson_(merchan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erge_Letchim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rtiniqu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orge_W._Shann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ergei_Yefimovich_Zakhar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niel_Grav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Formos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hard_Rie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Perha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Benjamin_Frederick_Dav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hn_Desmond_Berna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van_Yefrem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._B._Hen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omi_J._Bhabh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Delhi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sham_Par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al_Pag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t_Hopwoo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imur_Hussa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Norman_Sto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ladimir_Ippolitovich_Lipsk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McNiven_Garn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Piotr_Buchk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lexander_Nikolayevich_Samokhva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klós_Nyiszl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masa_Stone_Bishop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7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ndrieus_A._Jon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s_Vegas,_New_Mexic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t_H._Mil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ise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na_Chandra_Sing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._W._Dav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erican_Falls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therine_Brewer_Be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exington,_Georg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E._Richard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k_Springs,_Wyoming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ggy_Arroy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Quezon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F._Gregor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ripping_Springs,_Tex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mon_E._All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ampbellsville,_Kentuck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ries_de_Graeff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oorschot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Morris_Stewa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rginia_City,_Neva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derik_Jansz._Graeff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oorschot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en_Ku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Xiam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Bora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ise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._Ben_Ros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catello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ger_Boisjo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squite,_Neva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zequiel_Cabeza_De_Bac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s_Vegas,_New_Mexico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nt_Carpen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A._McClur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yette,_Idaho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is_G._Newland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no,_Neva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Yates,_Jr.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acksonville,_Illinoi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Aspinall_(zoo_own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anterbur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-Victor_Poncele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tz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McKe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stle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J._Williams_(senato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illsboro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W._Thom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Gooding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eg_Lose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izhny_Novgoro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len_J._Farab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ichita_Falls,_Tex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ston_Qui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nchorage,_Kentuck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eldon_B._Heybur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llace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4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H._P._Lovecraf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Elizabeth_Wyn_Woo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Robert_Henr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udwig_Wilhelm_Gilb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tin_Johnson_Head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George_de_Botheza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on_Crea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ttoman_Empire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saac_New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ce_Cowl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nst_Haeck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rge_Luis_Borg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Francis_G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ichard_Pryo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go_Velázqu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hn_Archibald_Wheel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Princeton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Walser_(wri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Isaac_New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nold_Böckl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pain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_Dubuffe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poleon_Louis_Bonapart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kolai_Gogo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rvine_Wel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w_Zea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va_Sellia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542957900795893" calcext:value-type="float">
            <text:p>0.54295790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sghar_Qadi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Württemberg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derick_Sang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derik_Jansz._Graef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the_Netherlands&gt;</text:p>
          </table:table-cell>
          <table:table-cell office:value-type="float" office:value="0.542957900795893" calcext:value-type="float">
            <text:p>0.542957900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ter_Paul_Rube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et_Mondri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ingapore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dhuba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nnart_Carleson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ppsala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392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Lucrezia_Barberini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ucrezia_Barberini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chlan_Bronneach_Macle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chlan_Bronneach_Maclea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chduke_Charles,_Duke_of_Tesch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chduke_Charles,_Duke_of_Tesche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udvig_G._Braath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Oslo&gt;</text:p>
          </table:table-cell>
          <table:table-cell office:value-type="float" office:value="0.440376879693195" calcext:value-type="float">
            <text:p>0.440376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ñaki_Urdangarin,_Duke_of_Palma_de_Mallorc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Iñaki_Urdangarin,_Duke_of_Palma_de_Mallorc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eph_I,_Holy_Roman_Empero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seph_I,_Holy_Roman_Emperor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uatentope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uatentopet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Oliver_Cromwe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Oliver_Cromwell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am_of_Vaspurak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iam_of_Vaspuraka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oira_Bar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oira_Barto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ngiran_Anak_Sarah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engiran_Anak_Sarah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mmy_Davis,_Sr.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ammy_Davis,_Sr.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mond_Rostan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mond_Rostand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ximilian,_Margrave_of_Bad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ximilian,_Margrave_of_Bade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_Felix_of_Bourbon-Parm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lix_of_Bourbon-Parm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heil_Saakashvil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Transcaucasian_Socialist_Federative_Soviet_Republic&gt;</text:p>
          </table:table-cell>
          <table:table-cell office:value-type="float" office:value="0.426821176901254" calcext:value-type="float">
            <text:p>0.426821176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McCai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McCai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n_van_Riebeeck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n_van_Riebeeck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nda_McCartn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McCartn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Caroline_of_Nassau-Usinge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Caroline_of_Nassau-Usinge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dy_Margaret_Beaufo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dy_Margaret_Beaufort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_Eduard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Eduard_of_Saxe-Altenbur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ucy_Webb_Hay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ucy_Webb_Hay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Victoria_of_Saxe-Coburg-Saalfel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Victoria_of_Saxe-Coburg-Saalfeld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Maria_Ludwiga_Theresia_of_Bavar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a_Ludwiga_Theresia_of_Bavaria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garet_Spenc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Spencer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rincess_Marie_Isabell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Isabell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ann_Karl_Burckhard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ia_of_Aragon,_Queen_of_Castil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hn_II_of_Castil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ouis_VIII,_Landgrave_of_Hesse-Darmstad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VIII,_Landgrave_of_Hesse-Darmstadt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228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amgopal_Gho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enkichi_Iwasawa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phael_von_Koeb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e_Richardson_(publishe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imecop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ny_Carpent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I_Killed_Wild_Bill_Hickok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Hughes_(filmmake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National_Lampoon's_Christmas_Vacati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nqueira_Frei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olonial_Brazi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gh_Gaitsk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_Warbur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opold_Gmeli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ximilian_Sche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Castle_(1968_film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xander_von_Humbold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ke_Jefferie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Goal!_(trilogy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de_Hartman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slie_Steven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Marriage-Go-Round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ian_Yuzn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rmann_August_Hag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nelise_Hovmand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Dronningens_vagtmester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Pomero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Secret_of_NIMH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ugène-Anatole_Demarç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Franc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onard_Free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ang_'Em_High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eph_Ste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Enter_Laughing_(film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rs_Hörmand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Lund_University&gt;</text:p>
          </table:table-cell>
          <table:table-cell office:value-type="float" office:value="0.34137037123276" calcext:value-type="float">
            <text:p>0.341370371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Émile_Nougui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Franc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an_La_Frena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Water_(1985_film)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em_Einthov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dd_Apatow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eavyweights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l_Roach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Official_Officers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n_de_Harto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dhalar_Dhinam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4550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uth_Ros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Last_Days_of_Pompeii_(1935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van_Goldberg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reen_Hornet_(2011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uido_Goldschmied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enna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die_Izzard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Unrepeatable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ura_Gor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ssolen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thanael_Pringshei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ffrey_Hatch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asanova_(2005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mes_Duddridg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albot_Rothwe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arry_On_Doctor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raham_Green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Went_the_Day_Well?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atol_Ster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econd_Youth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_Bosc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allic_Empir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k_Sward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Malibu's_Most_Wanted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kim_Sai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man_S._Ha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lash_Gordon's_Trip_to_Mars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._R._R._Tolkie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Lord_of_the_Rings_(1978_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ric_Washbur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ilent_Running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nver_Randl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ctor,_Arkansa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mson_Samson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ovozybkov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_Giono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Horseman_on_the_Roof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ujatha_Rangaraj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nniyan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iovanni_Battista_Ricciol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ologna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remiah_Sulliv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arrisonburg,_Virgi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urice_Rostand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ydia_Maria_Adams_DeWit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nters,_Texas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urence_Stalling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Northwest_Passage_(film)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Alexander_Ham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nnapolis,_Maryland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la_Sophonisba_Hergeshei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llentown,_Pennsylvania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strid_Lindgre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Nils_Karlsson_Pyssling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._M._Walk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oys_Will_Be_Joys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616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ack_Cummings_(director)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Go_West_(1940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arry_Meistrich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enry_Fool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m_Bev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uru_(2002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ary_Lucchesi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Exorcism_of_Emily_Rose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Perlberg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36_Hour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ad_Krevo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Hard_Corp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lias_Port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Ohio_State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oby_Mill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Australian_National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Victor_Savill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bove_Suspicion_(1943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ichard_N._Gladste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Mr._Magorium's_Wonder_Emporium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rudie_Styl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rotesque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ffrey_Katzenberg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hrek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orman_Maur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Three_Stooges_Meet_Hercule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ermany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Moscow&gt;</text:p>
          </table:table-cell>
          <table:table-cell office:value-type="float" office:value="0.149659863945578" calcext:value-type="float">
            <text:p>0.14965986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indy_Cow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Dr._T_&amp;_the_Women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ry_Acker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Gidget_Gets_Married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anley_O'Toole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Enemy_Mine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orenzo_di_Bonaventur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Derailed_(2005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ert_Lew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milin'_Through_(1932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San_Antonio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dith_Hunt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riends_(1993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nathan_R._Macey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cott_Rudi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wilight_(1998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O._Selznick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ing_Kong_(1933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Yash_Chopr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Roadside_Romeo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Marshall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Greatest_(1977_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old_Lee_Ticheno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Latitude_55°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tonio_Morelli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ompañeros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khil_Reed_Ama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Yale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e_Feagin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16:20:42.6090061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10-29T19:33:44.399927476</dc:date>
    <meta:editing-duration>P11DT15H56M32S</meta:editing-duration>
    <meta:editing-cycles>121</meta:editing-cycles>
    <meta:generator>LibreOffice/4.2.8.2$Linux_X86_64 LibreOffice_project/420m0$Build-2</meta:generator>
    <meta:document-statistic meta:table-count="12" meta:cell-count="133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3cm" svg:height="9.085cm" xlink:href=".." xlink:type="simple" chart:class="chart:scatter" chart:style-name="ch1">
        <chart:legend svg:x="13.308cm" svg:y="0cm" style:legend-expansion="custom" chartooo:width="6.292cm" chartooo:height="2.067cm" style:legend-expansion-aspect-ratio="3.0440251572327" chart:style-name="ch2"/>
        <chart:plot-area chart:style-name="ch3" table:cell-range-address="'PCA Conf (multiple rules, types)'.R3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1.393cm" svg:y="0.139cm" svg:width="18.845cm" svg:height="7.667cm">
          <chartooo:coordinate-region svg:x="3.152cm" svg:y="0.378cm" svg:width="16.449cm" svg:height="6.702cm"/>
          <chart:axis chart:dimension="x" chart:name="primary-x" chart:style-name="ch4" chartooo:axis-type="auto">
            <chart:title svg:x="5.832cm" svg:y="7.989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332cm" svg:y="6.419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53cm" svg:height="9.085cm" xlink:href=".." xlink:type="simple" chart:class="chart:scatter" chart:style-name="ch1">
        <chart:legend svg:x="13.308cm" svg:y="0cm" style:legend-expansion="custom" chartooo:width="6.292cm" chartooo:height="2.067cm" style:legend-expansion-aspect-ratio="3.0440251572327" chart:style-name="ch2"/>
        <chart:plot-area chart:style-name="ch3" table:cell-range-address="'PCA Confidence'.J2:'PCA Confidence'.J28 'PCA Confidence'.A1:'PCA Confidence'.A1 'PCA Confidence'.M2:'PCA Confidence'.M28 'Std Confidence'.A1:'Std Confidence'.A1 'Std Confidence'.M2:'Std Confidence'.M46 'PCA Conf (types)'.P3:'PCA Conf (types)'.P11 'PCA conf (types) without func violations'.P4:'PCA conf (types) without func violations'.P12" chart:data-source-has-labels="row" svg:x="2.372cm" svg:y="0.139cm" svg:width="17.866cm" svg:height="7.667cm">
          <chartooo:coordinate-region svg:x="3.152cm" svg:y="0.378cm" svg:width="16.449cm" svg:height="6.702cm"/>
          <chart:axis chart:dimension="x" chart:name="primary-x" chart:style-name="ch4">
            <chart:title svg:x="5.833cm" svg:y="7.989cm" chart:style-name="ch5">
              <text:p>Aggregated predictions (beyond the initial KB)</text:p>
            </chart:title>
          </chart:axis>
          <chart:axis chart:dimension="y" chart:name="primary-y" chart:style-name="ch6">
            <chart:title svg:x="0.334cm" svg:y="6.417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series chart:style-name="ch12" chart:values-cell-range-address="'PCA conf (types) without func violations'.P5:'PCA conf (types) without func violations'.P12" chart:label-cell-address="'PCA conf (types) without func violations'.P4:'PCA conf (types) without func violations'.P4" chart:class="chart:scatter">
            <chart:domain table:cell-range-address="'PCA conf (types) without func violations'.Q5:'PCA conf (types) without func violations'.Q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</text:p>
                <draw:g>
                  <svg:desc>'PCA Conf (types)'.P3:'PCA Conf (types)'.P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 without func violations</text:p>
                <draw:g>
                  <svg:desc>'PCA conf (types) without func violations'.P4:'PCA conf (types) without func violations'.P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  <table:table-cell office:value-type="float" office:value="5581">
                <text:p>5581</text:p>
                <draw:g>
                  <svg:desc>'PCA conf (types) without func violations'.Q5:'PCA conf (types) without func violations'.Q12</svg:desc>
                </draw:g>
              </table:table-cell>
              <table:table-cell office:value-type="float" office:value="0.966666666666667">
                <text:p>0.966666666666667</text:p>
                <draw:g>
                  <svg:desc>'PCA conf (types) without func violations'.P5:'PCA conf (types) without func violations'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  <table:table-cell office:value-type="float" office:value="61531">
                <text:p>61531</text:p>
              </table:table-cell>
              <table:table-cell office:value-type="float" office:value="0.793103448275862">
                <text:p>0.793103448275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  <table:table-cell office:value-type="float" office:value="64595">
                <text:p>64595</text:p>
              </table:table-cell>
              <table:table-cell office:value-type="float" office:value="0.737373737373737">
                <text:p>0.737373737373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  <table:table-cell office:value-type="float" office:value="73006">
                <text:p>7300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90005">
                <text:p>90005</text:p>
              </table:table-cell>
              <table:table-cell office:value-type="float" office:value="0.74468085106383">
                <text:p>0.7446808510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  <table:table-cell office:value-type="float" office:value="121059">
                <text:p>121059</text:p>
              </table:table-cell>
              <table:table-cell office:value-type="float" office:value="0.75609756097561">
                <text:p>0.75609756097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  <table:table-cell office:value-type="float" office:value="134364">
                <text:p>134364</text:p>
              </table:table-cell>
              <table:table-cell office:value-type="float" office:value="0.731843575418994">
                <text:p>0.731843575418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  <table:table-cell office:value-type="float" office:value="293472">
                <text:p>29347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